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4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6" style:family="paragraph" style:parent-style-name="Standard" style:list-style-name="L3"/>
    <style:style style:name="T1" style:family="text">
      <style:text-properties style:font-name-asian="Arial1" style:font-name-complex="Arial1"/>
    </style:style>
    <style:style style:name="T2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rtSoft SRL.</text:p>
      <text:p text:style-name="P1"/>
      <text:p text:style-name="P1">Charter:</text:p>
      <text:p text:style-name="P1"/>
      <text:p text:style-name="P1">Somos el departamento de Proyectos de SmartSoft SRL y debemos diseñar un plan para llevar a cabo la mudanza de la empresa de la locación actual a la nueva.</text:p>
      <text:p text:style-name="P1"/>
      <text:p text:style-name="P1">Objetivo: </text:p>
      <text:p text:style-name="P1">Diseñar y llevar a cabo la mudanza de SmartSoft SRL a un nuevo edificio, con el fin de contar con el mobiliario y los servicios instalados y el personal operativo al primer lunes de Noviembre.</text:p>
      <text:p text:style-name="P1"/>
      <text:p text:style-name="P1">Requerimientos a satisfacer</text:p>
      <text:list xml:id="list745550817" text:style-name="L1">
        <text:list-item>
          <text:p text:style-name="P3">Planificar y realizar el traslado e instalación en el nuevo edificio de: mobiliario, instalaciones, infraestructura de red, telecomunicaciones y servidores, personal.</text:p>
        </text:list-item>
        <text:list-item>
          <text:p text:style-name="P3">Contratar los servicios relacionados con la mudanza (fletes, <text:span text:style-name="T1">cajas contenedoras, servicios de internet, operarios para instalación de mobiliario</text:span>).</text:p>
        </text:list-item>
        <text:list-item>
          <text:p text:style-name="P3">No dejar a la empresa sin comunicaciones mas de un día.</text:p>
        </text:list-item>
        <text:list-item>
          <text:p text:style-name="P2"><text:span text:style-name="T2">Planificar y realizar la distribución de las instalaciones en el nuevo edificio para los tres pisos disponibles.</text:span></text:p>
        </text:list-item>
        <text:list-item>
          <text:p text:style-name="P2"><text:span text:style-name="T2">Planificar y realizar la redistribución de las instalaciones al conseguir los dos nuevos pisos.</text:span></text:p>
        </text:list-item>
      </text:list>
      <text:p text:style-name="P1"/>
      <text:p text:style-name="P1"/>
      <text:p text:style-name="P1">Limitaciones del proyecto</text:p>
      <text:list xml:id="list1561089137" text:style-name="L2">
        <text:list-item>
          <text:p text:style-name="P4">No se realizara la compra de nuevo mobiliario / infraestructura.</text:p>
        </text:list-item>
        <text:list-item>
          <text:p text:style-name="P4">No se contemplan los daños que puedan sufrir los mobiliarios / infraestructura durante la mudanza.</text:p>
        </text:list-item>
        <text:list-item>
          <text:p text:style-name="P4">No se realizara la configuración de las telecomunicaciones y los servidores, sino que solamente se realizara su instalación.</text:p>
        </text:list-item>
        <text:list-item>
          <text:p text:style-name="P4">El trasporte del personal de la empresa de un edificio al otro correrá por cuenta del mismo.</text:p>
        </text:list-item>
        <text:list-item>
          <text:p text:style-name="P4">Se consideran como servicios a contratar: internet y telefonía.</text:p>
        </text:list-item>
      </text:list>
      <text:p text:style-name="P1"/>
      <text:p text:style-name="P1">Hipótesis y supuestos</text:p>
      <text:list xml:id="list1507680707" text:style-name="L3">
        <text:list-item>
          <text:p text:style-name="P6"><text:span text:style-name="T2">La baja de los servicios actuales quedara a cargo de otro departamento.</text:span></text:p>
        </text:list-item>
        <text:list-item>
          <text:p text:style-name="P5">La contratación de los nuevos servicios esta incluida en el presupuesto del proyecto.</text:p>
        </text:list-item>
        <text:list-item>
          <text:p text:style-name="P5">Se supone que el edificio estará acondicionado para realizar la mudanza y las instalaciones necesarias.</text:p>
        </text:list-item>
        <text:list-item>
          <text:p text:style-name="P5">Se supone que las instalaciones de los primeros tres pisos de los que se dispondrá en el nuevo edificio, permiten instalar la totalidad de la infraestructura, mobiliario y personal de SmartSoft SRL. </text:p>
        </text:list-item>
        <text:list-item>
          <text:p text:style-name="P5">Se supone que el edificio nuevo cuenta con los servicios de luz, agua y gas junto con sus correspondientes instalaciones y habilitaciones.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19T16:34:24.23</meta:creation-date>
    <dc:date>2011-08-22T13:03:07</dc:date>
    <dc:creator>guido </dc:creator>
    <meta:editing-duration>PT05H21M21S</meta:editing-duration>
    <meta:editing-cycles>24</meta:editing-cycles>
    <meta:generator>OpenOffice.org/3.2$Linux OpenOffice.org_project/320m12$Build-9483</meta:generator>
    <meta:document-statistic meta:table-count="0" meta:image-count="0" meta:object-count="0" meta:page-count="1" meta:paragraph-count="23" meta:word-count="336" meta:character-count="2078"/>
  </office:meta>
</office:document-meta>
</file>